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09_13-29-23_000.jpg</text:p>
          </table:table-cell>
          <table:table-cell table:style-name="ce1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32409 E-139-34-48.995361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09_16-47-42_000.jpg</text:p>
          </table:table-cell>
          <table:table-cell table:style-name="ce17" office:value-type="string">
            <text:p>:m RES 1*1 / free# JVEMV6 59#10_1 / 59. medical / 10. ツボ / w:風池；天柱；風府 / N+</text:p>
          </table:table-cell>
          <table:table-cell table:style-name="ce4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5" table:formula="of:=IF([.E3]=&quot;&quot;;[.C3];CONCATENATE([.C3];&quot; / &quot;;[.E3]))" office:value-type="string" office:string-value=":m RES 1*1 / free# JVEMV6 59#10_1 / 59. medical / 10. ツボ / w:風池；天柱；風府 / N+">
            <text:p>:m RES 1*1 / free# JVEMV6 59#10_1 / 59. medical / 10. ツボ / w:風池；天柱；風府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9_19-23-38_000.jpg</text:p>
          </table:table-cell>
          <table:table-cell table:style-name="ce17" office:value-type="string">
            <text:p>:bookmemo / ページメモ(photo) / 『山本七平ライブラリー⑦　ある異常体験者の偏見』 / 著者=山本七平 / p.336-337 / 「戦争や占領統治に無能」</text:p>
          </table:table-cell>
          <table:table-cell table:style-name="ce34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4]=&quot;&quot;;[.C4];CONCATENATE([.C4];&quot; / &quot;;[.E4]))" office:value-type="string" office:string-value=":bookmemo / ページメモ(photo) / 『山本七平ライブラリー⑦　ある異常体験者の偏見』 / 著者=山本七平 / p.336-337 / 「戦争や占領統治に無能」">
            <text:p>:bookmemo / ページメモ(photo) / 『山本七平ライブラリー⑦　ある異常体験者の偏見』 / 著者=山本七平 / p.336-337 / 「戦争や占領統治に無能」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09_20-58-59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271484 E-139-34-49.98413</text:p>
          </table:table-cell>
          <table:table-cell table:style-name="ce35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1-09_23-45-47_000.jpg</text:p>
          </table:table-cell>
          <table:table-cell table:style-name="ce17" office:value-type="string">
            <text:p>:PHOTO 記録 / 経過記録；作ったもの / food=焼酎漬け / material=クレソン；liquor=麦焼酎,time=1109-0045</text:p>
          </table:table-cell>
          <table:table-cell table:style-name="ce1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5" table:formula="of:=IF([.E6]=&quot;&quot;;[.C6];CONCATENATE([.C6];&quot; / &quot;;[.E6]))" office:value-type="string" office:string-value=":PHOTO 記録 / 経過記録；作ったもの / food=焼酎漬け / material=クレソン；liquor=麦焼酎,time=1109-0045">
            <text:p>:PHOTO 記録 / 経過記録；作ったもの / food=焼酎漬け / material=クレソン；liquor=麦焼酎,time=1109-0045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1-09_23-46-39_000.jpg</text:p>
          </table:table-cell>
          <table:table-cell table:style-name="ce17" office:value-type="string">
            <text:p>:PHOTO 記録 / 経過記録；作ったもの / food=焼酎漬け / material=タマネギ；liquor=麦焼酎,time=1108-0009</text:p>
          </table:table-cell>
          <table:table-cell table:style-name="ce19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5" table:formula="of:=IF([.E7]=&quot;&quot;;[.C7];CONCATENATE([.C7];&quot; / &quot;;[.E7]))" office:value-type="string" office:string-value=":PHOTO 記録 / 経過記録；作ったもの / food=焼酎漬け / material=タマネギ；liquor=麦焼酎,time=1108-0009">
            <text:p>:PHOTO 記録 / 経過記録；作ったもの / food=焼酎漬け / material=タマネギ；liquor=麦焼酎,time=1108-0009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10_01-14-44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5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10_10-33-09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546142 E-139-34-49.544677</text:p>
          </table:table-cell>
          <table:table-cell table:style-name="ce35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9_18-52-19_000.mp4</text:p>
          </table:table-cell>
          <table:table-cell table:style-name="ce19" office:value-type="string">
            <text:p>:VIDEO / @自室 / 記録 / jap.flute-bamboo / 演奏、play / b-2020-1109-1 / genr=recording:practicing:bamboo</text:p>
          </table:table-cell>
          <table:table-cell table:style-name="ce18"/>
          <table:table-cell table:style-name="ce4"/>
          <table:table-cell table:style-name="ce4"/>
          <table:table-cell table:style-name="ce35" table:formula="of:=IF([.E10]=&quot;&quot;;[.C10];CONCATENATE([.C10];&quot; / &quot;;[.E10]))" office:value-type="string" office:string-value=":VIDEO / @自室 / 記録 / jap.flute-bamboo / 演奏、play / b-2020-1109-1 / genr=recording:practicing:bamboo">
            <text:p>:VIDEO / @自室 / 記録 / jap.flute-bamboo / 演奏、play / b-2020-1109-1 / genr=recording:practicing:bamboo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09_19-01-31_000.mp4</text:p>
          </table:table-cell>
          <table:table-cell table:style-name="ce8" office:value-type="string">
            <text:p>:VIDEO / @自室 / 記録 / jap.flute / 演奏、play / f-2020-1109-1 / genr=recording:practicing:shinobue</text:p>
          </table:table-cell>
          <table:table-cell table:style-name="ce19"/>
          <table:table-cell table:style-name="ce4"/>
          <table:table-cell table:style-name="ce4"/>
          <table:table-cell table:style-name="ce35" table:formula="of:=IF([.E11]=&quot;&quot;;[.C11];CONCATENATE([.C11];&quot; / &quot;;[.E11]))" office:value-type="string" office:string-value=":VIDEO / @自室 / 記録 / jap.flute / 演奏、play / f-2020-1109-1 / genr=recording:practicing:shinobue">
            <text:p>:VIDEO / @自室 / 記録 / jap.flute / 演奏、play / f-2020-1109-1 / genr=recording:practicing:shinobue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5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70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0">2020/11/10</text:date>, <text:time>14:47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10T14:47:46.37</dc:date>
    <dc:creator>iwabuchi ken</dc:creator>
    <meta:editing-duration>P27DT20H53M39S</meta:editing-duration>
    <meta:editing-cycles>10386</meta:editing-cycles>
    <meta:document-statistic meta:table-count="1" meta:cell-count="443" meta:object-count="0"/>
  </office:meta>
</office:document-meta>
</file>